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3098in"/>
        </style:tab-stops>
      </style:paragraph-properties>
      <style:text-properties officeooo:rsid="000c6db6" officeooo:paragraph-rsid="000f6747"/>
    </style:style>
    <style:style style:name="P2" style:family="paragraph" style:parent-style-name="Standard">
      <style:text-properties officeooo:rsid="000c6db6" officeooo:paragraph-rsid="000f6747"/>
    </style:style>
    <style:style style:name="P3" style:family="paragraph" style:parent-style-name="Standard">
      <style:text-properties officeooo:rsid="0002ec21" officeooo:paragraph-rsid="000f6747"/>
    </style:style>
    <style:style style:name="P4" style:family="paragraph" style:parent-style-name="Standard">
      <style:text-properties officeooo:rsid="001e0aa9" officeooo:paragraph-rsid="000f6747"/>
    </style:style>
    <style:style style:name="P5" style:family="paragraph" style:parent-style-name="Standard">
      <style:text-properties officeooo:rsid="001ff8c6" officeooo:paragraph-rsid="000f6747"/>
    </style:style>
    <style:style style:name="P6" style:family="paragraph" style:parent-style-name="Standard">
      <style:paragraph-properties>
        <style:tab-stops>
          <style:tab-stop style:position="5.3098in"/>
        </style:tab-stops>
      </style:paragraph-properties>
      <style:text-properties fo:font-weight="bold" officeooo:rsid="0002fadf" officeooo:paragraph-rsid="000f6747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5.3098in"/>
        </style:tab-stops>
      </style:paragraph-properties>
      <style:text-properties fo:font-weight="bold" officeooo:rsid="000c6db6" officeooo:paragraph-rsid="000f6747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5.3098in"/>
        </style:tab-stops>
      </style:paragraph-properties>
      <style:text-properties officeooo:rsid="0002fadf" officeooo:paragraph-rsid="000f67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781" style:font-weight-asian="bold" style:font-weight-complex="bold"/>
    </style:style>
    <style:style style:name="T3" style:family="text">
      <style:text-properties fo:font-weight="bold" officeooo:rsid="001e0aa9" style:font-weight-asian="bold" style:font-weight-complex="bold"/>
    </style:style>
    <style:style style:name="T4" style:family="text">
      <style:text-properties fo:font-weight="bold" officeooo:rsid="001ff8c6" style:font-weight-asian="bold" style:font-weight-complex="bold"/>
    </style:style>
    <style:style style:name="T5" style:family="text">
      <style:text-properties fo:font-weight="bold" officeooo:rsid="0021d1f4" style:font-weight-asian="bold" style:font-weight-complex="bold"/>
    </style:style>
    <style:style style:name="T6" style:family="text">
      <style:text-properties officeooo:rsid="000f278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24dde9" style:font-size-asian="16pt" style:font-size-complex="16pt"/>
    </style:style>
    <style:style style:name="T9" style:family="text">
      <style:text-properties fo:font-size="16pt" fo:font-weight="bold" officeooo:rsid="0024dde9" style:font-size-asian="16pt" style:font-weight-asian="bold" style:font-size-complex="16pt" style:font-weight-complex="bold"/>
    </style:style>
    <style:style style:name="T10" style:family="text">
      <style:text-properties officeooo:rsid="0002ec21"/>
    </style:style>
    <style:style style:name="T11" style:family="text">
      <style:text-properties officeooo:rsid="001ff8c6"/>
    </style:style>
    <style:style style:name="T12" style:family="text">
      <style:text-properties officeooo:rsid="000faf8b"/>
    </style:style>
    <style:style style:name="T13" style:family="text">
      <style:text-properties officeooo:rsid="0010c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<text:s text:c="2"/></text:span><text:span text:style-name="T9">SPRINT REPORT – CMPS183- WEB APPLICATIONS</text:span><text:span text:style-name="T7"><text:tab/></text:span><text:tab/><text:tab/><text:tab/><text:tab/></text:p>
      <text:p text:style-name="P3"/>
      <text:p text:style-name="P3"/>
      <text:p text:style-name="P4"><text:span text:style-name="T1">HEADING:</text:span> <text:span text:style-name="T10">Sprint Report Two, Ezrecipe, team Ezrecipe, 2/25/16</text:span></text:p>
      <text:p text:style-name="P3"/>
      <text:p text:style-name="P3"/>
      <text:p text:style-name="P3"><text:span text:style-name="T3">Actions</text:span><text:span text:style-name="T1"> </text:span><text:span text:style-name="T3">to </text:span><text:span text:style-name="T1">stop doing: </text:span>To <text:span text:style-name="T13">stop no trying to find different ways to solve the problems we had.</text:span></text:p>
      <text:p text:style-name="P3"/>
      <text:p text:style-name="P5"><text:span text:style-name="T1">Actions to start doing:</text:span> <text:span text:style-name="T12">We needed to do more work dealing with the backend because most of our project dealt with retrieving info from the API.</text:span></text:p>
      <text:p text:style-name="P6"><text:tab/></text:p>
      <text:p text:style-name="P8"><text:span text:style-name="T4">Actions to keep doing: </text:span><text:span text:style-name="T11">Watching educational “how to program” videos. Meeting up to discuss progress outside of scrum meetings. Continue to work as a team, we had meetings at least 3 times a week where three or more members got together and worked on the site as a team. Keep communication up through Facebook messenger. </text:span></text:p>
      <text:p text:style-name="P1"/>
      <text:p text:style-name="P1"><text:span text:style-name="T5">W</text:span><text:span text:style-name="T1">ork completed/not completed:</text:span> <text:span text:style-name="T13">In sprint two we were able to achieve the goal of displaying the website link on the screen using python. Hosted on pythonanywhere. The link wasn't click-able so there was still work to be done. The aesthetics of the site had improved greatly from the previous version. </text:span></text:p>
      <text:p text:style-name="P7"/>
      <text:p text:style-name="P2"><text:span text:style-name="T2">Work completion rate: </text:span><text:span text:style-name="T6">So a total amount of story points used for developer story was 5 points, and the user story was 2 points for a total of 7points. <text:s/>7/21= 0.33per day. Ideal work hours per day would be 3 hours a d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6:27:40.200629032</meta:creation-date>
    <dc:date>2016-03-15T16:59:47.908715535</dc:date>
    <meta:editing-duration>PT6M1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05" meta:character-count="1184" meta:non-whitespace-character-count="974"/>
  </office:meta>
</office:document-meta>
</file>